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2.928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3">
      <style:table-cell-properties fo:border="0.06pt solid #000000"/>
    </style:style>
    <style:style style:name="ce8" style:family="table-cell" style:parent-style-name="Default" style:data-style-name="N3"/>
    <style:style style:name="ce4" style:family="table-cell" style:parent-style-name="Default" style:data-style-name="N37"/>
    <style:style style:name="ce5" style:family="table-cell" style:parent-style-name="Default" style:data-style-name="N0"/>
    <style:style style:name="gr1" style:family="graphic">
      <style:graphic-properties draw:stroke="none" draw:fill="solid" draw:fill-color="#ffffff" draw:textarea-horizontal-align="justify" draw:textarea-vertical-align="middle" draw:auto-grow-height="false" fo:min-height="8.926cm" fo:min-width="4.047c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solid" draw:fill-color="#ff4000" draw:textarea-horizontal-align="justify" draw:textarea-vertical-align="middle" draw:auto-grow-height="false" fo:min-height="0.425cm" fo:min-width="0.495cm"/>
    </style:style>
    <style:style style:name="gr4" style:family="graphic">
      <style:graphic-properties draw:stroke="none" svg:stroke-color="#000000" draw:fill="none" draw:fill-color="#ffffff" fo:min-height="3.027cm"/>
      <style:paragraph-properties style:writing-mode="lr-tb"/>
    </style:style>
    <style:style style:name="gr5" style:family="graphic">
      <style:graphic-properties draw:stroke="none" draw:fill-color="#158466" draw:textarea-horizontal-align="justify" draw:textarea-vertical-align="middle" draw:auto-grow-height="false" fo:min-height="0.425cm" fo:min-width="0.495cm"/>
    </style:style>
    <style:style style:name="gr6" style:family="graphic">
      <style:graphic-properties draw:stroke="none" draw:fill-color="#004586" draw:textarea-horizontal-align="justify" draw:textarea-vertical-align="middle" draw:auto-grow-height="false" fo:min-height="0.425cm" fo:min-width="0.495cm"/>
    </style:style>
    <style:style style:name="gr7" style:family="graphic">
      <style:graphic-properties draw:stroke="none" draw:fill-color="#a1467e" draw:textarea-horizontal-align="justify" draw:textarea-vertical-align="middle" draw:auto-grow-height="false" fo:min-height="0.425cm" fo:min-width="0.49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style:paragraph-properties fo:line-height="150%">
        <style:tab-stops/>
      </style:paragraph-properties>
      <style:text-properties style:font-name="Liberation Sans" fo:font-size="12pt" style:font-size-asian="12pt" style:font-size-complex="12pt"/>
    </style:style>
    <style:style style:name="P5" style:family="paragraph">
      <loext:graphic-properties draw:fill="none" draw:fill-color="#ffffff"/>
      <style:paragraph-properties fo:line-height="150%" style:writing-mode="lr-tb">
        <style:tab-stops/>
      </style:paragraph-properties>
      <style:text-properties style:font-name="Liberation Sans" fo:font-size="12pt" style:font-size-asian="12pt" style:font-size-complex="12pt"/>
    </style:style>
    <style:style style:name="P6" style:family="paragraph">
      <loext:graphic-properties draw:fill-color="#158466"/>
      <style:paragraph-properties fo:text-align="center"/>
    </style:style>
    <style:style style:name="P7" style:family="paragraph">
      <loext:graphic-properties draw:fill-color="#004586"/>
      <style:paragraph-properties fo:text-align="center"/>
    </style:style>
    <style:style style:name="P8" style:family="paragraph">
      <loext:graphic-properties draw:fill-color="#a1467e"/>
      <style:paragraph-properties fo:text-align="center"/>
    </style:style>
    <style:style style:name="T1" style:family="text"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style-name="gr1" draw:text-style-name="P1" svg:width="4.047cm" svg:height="8.926cm" svg:x="27.318cm" svg:y="19.762cm">
            <text:p/>
            <draw:enhanced-geometry svg:viewBox="0 0 21600 21600" draw:type="rectangle" draw:enhanced-path="M 0 0 L 21600 0 21600 21600 0 21600 0 0 Z N"/>
          </draw:custom-shape>
          <draw:frame draw:z-index="1" draw:style-name="gr2" draw:text-style-name="P2" svg:width="10.992cm" svg:height="6.183cm" svg:x="1.994cm" svg:y="2.638cm">
            <draw:object draw:notify-on-update-of-ranges="Hoja1.C2:Hoja1.F2 Hoja1.B3:Hoja1.B3 Hoja1.C3:Hoja1.F3 Hoja1.B4:Hoja1.B4 Hoja1.C4:Hoja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2" svg:width="11.181cm" svg:height="6.289cm" svg:x="2.233cm" svg:y="11.671cm">
            <draw:object draw:notify-on-update-of-ranges="Hoja1.B23:Hoja1.B25 Hoja1.C22:Hoja1.C22 Hoja1.C23:Hoja1.C25 Hoja1.D22:Hoja1.D22 Hoja1.D23:Hoja1.D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2" draw:text-style-name="P2" svg:width="16.917cm" svg:height="9.515cm" svg:x="15.223cm" svg:y="29.77cm">
            <draw:object draw:notify-on-update-of-ranges="Hoja1.B68:Hoja1.B82 Hoja1.C67:Hoja1.C67 Hoja1.C68:Hoja1.C82 Hoja1.D67:Hoja1.D67 Hoja1.D68:Hoja1.D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15.999cm" svg:height="8.999cm" svg:x="16.724cm" svg:y="40.189cm">
            <draw:object draw:notify-on-update-of-ranges="Hoja1.B68:Hoja1.B82 Hoja1.E67:Hoja1.E67 Hoja1.E68:Hoja1.E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5" draw:style-name="gr3" draw:text-style-name="P3" svg:width="0.495cm" svg:height="0.425cm" svg:x="27.43cm" svg:y="20.347cm">
            <text:p/>
            <draw:enhanced-geometry svg:viewBox="0 0 21600 21600" draw:mirror-horizontal="true" draw:type="rectangle" draw:enhanced-path="M 0 0 L 21600 0 21600 21600 0 21600 0 0 Z N"/>
          </draw:custom-shape>
          <draw:frame draw:z-index="6" draw:style-name="gr4" draw:text-style-name="P5" svg:width="2.737cm" svg:height="3.027cm" svg:x="28.043cm" svg:y="20.064cm">
            <draw:text-box>
              <text:p text:style-name="P4"><text:span text:style-name="T1">Inicio</text:span></text:p>
              <text:p text:style-name="P4"><text:span text:style-name="T1">Elaboración</text:span></text:p>
              <text:p text:style-name="P4"><text:span text:style-name="T1">Construcción</text:span></text:p>
              <text:p text:style-name="P4"><text:span text:style-name="T1">Transición</text:span></text:p>
            </draw:text-box>
          </draw:frame>
          <draw:custom-shape draw:z-index="7" draw:style-name="gr5" draw:text-style-name="P6" svg:width="0.495cm" svg:height="0.425cm" svg:x="27.445cm" svg:y="20.949cm">
            <text:p/>
            <draw:enhanced-geometry svg:viewBox="0 0 21600 21600" draw:mirror-horizontal="true" draw:type="rectangle" draw:enhanced-path="M 0 0 L 21600 0 21600 21600 0 21600 0 0 Z N"/>
          </draw:custom-shape>
          <draw:custom-shape draw:z-index="8" draw:style-name="gr6" draw:text-style-name="P7" svg:width="0.495cm" svg:height="0.425cm" svg:x="27.463cm" svg:y="21.642cm">
            <text:p/>
            <draw:enhanced-geometry svg:viewBox="0 0 21600 21600" draw:mirror-horizontal="true" draw:type="rectangle" draw:enhanced-path="M 0 0 L 21600 0 21600 21600 0 21600 0 0 Z N"/>
          </draw:custom-shape>
          <draw:custom-shape draw:z-index="9" draw:style-name="gr7" draw:text-style-name="P8" svg:width="0.495cm" svg:height="0.425cm" svg:x="27.449cm" svg:y="22.337cm">
            <text:p/>
            <draw:enhanced-geometry svg:viewBox="0 0 21600 21600" draw:mirror-horizontal="true" draw:type="rectangle" draw:enhanced-path="M 0 0 L 21600 0 21600 21600 0 21600 0 0 Z N"/>
          </draw:custom-shape>
          <draw:frame draw:z-index="10" draw:style-name="gr2" draw:text-style-name="P2" svg:width="15.985cm" svg:height="8.99cm" svg:x="11.363cm" svg:y="19.763cm">
            <draw:object draw:notify-on-update-of-ranges="Hoja1.B44:Hoja1.B58 Hoja1.C44:Hoja1.C5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uració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Una persona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rupo Pair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stimación</text:p>
          </table:table-cell>
          <table:table-cell table:style-name="ce1" office:value-type="string" calcext:value-type="string">
            <text:p>Duración real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.86" calcext:value-type="float">
            <text:p>5,86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2.43" calcext:value-type="float">
            <text:p>2,4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2" calcext:value-type="float">
            <text:p>1,2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ración</text:p>
          </table:table-cell>
          <table:table-cell table:style-name="ce1" office:value-type="string" calcext:value-type="string">
            <text:p>Días de duración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4" table:number-columns-repeated="2"/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ración</text:p>
          </table:table-cell>
          <table:table-cell table:style-name="ce1" office:value-type="string" calcext:value-type="string">
            <text:p>Cantidad de tareas</text:p>
          </table:table-cell>
          <table:table-cell office:value-type="string" calcext:value-type="string">
            <text:p>Tareas cumplidas</text:p>
          </table:table-cell>
          <table:table-cell office:value-type="string" calcext:value-type="string">
            <text:p>porcentaj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5/0*100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[.D69]/[.C69]*100" office:value-type="float" office:value="78.2608695652174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70]/[.C70]*100" office:value-type="float" office:value="35.7142857142857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[.D71]/[.C71]*100" office:value-type="float" office:value="76.9230769230769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D72]/[.C72]*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73]/[.C73]*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[.D74]/[.C74]*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75]/[.C75]*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D76]/[.C76]*100" office:value-type="float" office:value="66.6666666666667" calcext:value-type="float">
            <text:p>6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D77]/[.C77]*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78]/[.C78]*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[.D79]/[.C79]*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D80]/[.C80]*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81]/[.C81]*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D82]/[.C82]*100"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 number:title="User-defined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 number:grouping="true"/>
    </number:number-style>
    <number:percentage-style style:name="N109" number:title="User-defined">
      <number:number number:decimal-places="0" loext:min-decimal-places="0" number:min-integer-digits="1"/>
      <number:text>%</number:text>
    </number:percentage-style>
    <number:number-style style:name="N110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23:02:35.4662257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02:00:30.335348122</meta:creation-date>
    <meta:generator>LibreOffice/6.4.4.2$Linux_X86_64 LibreOffice_project/40$Build-2</meta:generator>
    <dc:date>2020-08-11T23:09:03.855065353</dc:date>
    <meta:editing-duration>PT1H18M52S</meta:editing-duration>
    <meta:editing-cycles>7</meta:editing-cycles>
    <dc:creator>Ariel Machini</dc:creator>
    <meta:document-statistic meta:table-count="1" meta:cell-count="125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93cm" svg:height="6.184cm" xlink:href=".." xlink:type="simple" chart:class="chart:line" chart:style-name="ch1">
        <chart:legend chart:legend-position="end" svg:x="7.718cm" svg:y="2.544cm" style:legend-expansion="high" chart:style-name="ch2"/>
        <chart:plot-area chart:style-name="ch3" table:cell-range-address="Hoja1.B2:Hoja1.F4" chart:data-source-has-labels="both" svg:x="1.23cm" svg:y="0.123cm" svg:width="6.269cm" svg:height="4.957cm">
          <chartooo:coordinate-region svg:x="1.851cm" svg:y="0.322cm" svg:width="5.554cm" svg:height="4.111cm"/>
          <chart:axis chart:dimension="x" chart:name="primary-x" chart:style-name="ch4" chartooo:axis-type="auto">
            <chartooo:date-scale/>
            <chart:title svg:x="2.68cm" svg:y="5.203cm" chart:style-name="ch5">
              <text:p>Número de estimación</text:p>
            </chart:title>
            <chart:categories table:cell-range-address="Hoja1.C2:Hoja1.F2"/>
          </chart:axis>
          <chart:axis chart:dimension="y" chart:name="primary-y" chart:style-name="ch4">
            <chart:title svg:x="0.451cm" svg:y="3.135cm" chart:style-name="ch6">
              <text:p>Meses</text:p>
            </chart:title>
            <chart:grid chart:style-name="ch7" chart:class="major"/>
          </chart:axis>
          <chart:series chart:style-name="ch8" chart:values-cell-range-address="Hoja1.C3:Hoja1.F3" chart:label-cell-address="Hoja1.B3:Hoja1.B3" chart:class="chart:line">
            <chart:data-point chart:repeated="4"/>
          </chart:series>
          <chart:series chart:style-name="ch9" chart:values-cell-range-address="Hoja1.C4:Hoja1.F4" chart:label-cell-address="Hoja1.B4:Hoja1.B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oja1.C2:Hoja1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Una persona</text:p>
                <draw:g>
                  <svg:desc>Hoja1.B3:Hoja1.B3</svg:desc>
                </draw:g>
              </table:table-cell>
              <table:table-cell office:value-type="float" office:value="24">
                <text:p>24</text:p>
                <draw:g>
                  <svg:desc>Hoja1.C3:Hoja1.F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upo Paire</text:p>
                <draw:g>
                  <svg:desc>Hoja1.B4:Hoja1.B4</svg:desc>
                </draw:g>
              </table:table-cell>
              <table:table-cell office:value-type="float" office:value="12">
                <text:p>12</text:p>
                <draw:g>
                  <svg:desc>Hoja1.C4:Hoja1.F4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2cm" svg:height="6.29cm" xlink:href=".." xlink:type="simple" chart:class="chart:bar" chart:style-name="ch1">
        <chart:legend chart:legend-position="end" svg:x="8.416cm" svg:y="2.597cm" style:legend-expansion="high" chart:style-name="ch2"/>
        <chart:plot-area chart:style-name="ch3" table:cell-range-address="Hoja1.B22:Hoja1.D25" chart:data-source-has-labels="both" svg:x="1.604cm" svg:y="0.125cm" svg:width="6.589cm" svg:height="5.059cm">
          <chartooo:coordinate-region svg:x="2.04cm" svg:y="0.125cm" svg:width="5.966cm" svg:height="4.412cm"/>
          <chart:axis chart:dimension="x" chart:name="primary-x" chart:style-name="ch4" chartooo:axis-type="auto">
            <chartooo:date-scale/>
            <chart:title svg:x="0.451cm" svg:y="4.18cm" chart:style-name="ch5">
              <text:p>Número de iteración
</text:p>
            </chart:title>
            <chart:categories table:cell-range-address="Hoja1.B23:Hoja1.B25"/>
          </chart:axis>
          <chart:axis chart:dimension="y" chart:name="primary-y" chart:style-name="ch6">
            <chart:title svg:x="4.364cm" svg:y="5.309cm" chart:style-name="ch7">
              <text:p>Meses</text:p>
            </chart:title>
            <chart:grid chart:style-name="ch8" chart:class="major"/>
          </chart:axis>
          <chart:series chart:style-name="ch9" chart:values-cell-range-address="Hoja1.C23:Hoja1.C25" chart:label-cell-address="Hoja1.C22:Hoja1.C22" chart:class="chart:bar">
            <chart:data-point chart:repeated="3"/>
          </chart:series>
          <chart:series chart:style-name="ch10" chart:values-cell-range-address="Hoja1.D23:Hoja1.D25" chart:label-cell-address="Hoja1.D22:Hoja1.D2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ción</text:p>
                <draw:g>
                  <svg:desc>Hoja1.C22:Hoja1.C22</svg:desc>
                </draw:g>
              </table:table-cell>
              <table:table-cell office:value-type="string">
                <text:p>Duración real</text:p>
                <draw:g>
                  <svg:desc>Hoja1.D22:Hoja1.D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23:Hoja1.B25</svg:desc>
                </draw:g>
              </table:table-cell>
              <table:table-cell office:value-type="float" office:value="12">
                <text:p>12</text:p>
                <draw:g>
                  <svg:desc>Hoja1.C23:Hoja1.C25</svg:desc>
                </draw:g>
              </table:table-cell>
              <table:table-cell office:value-type="float" office:value="5.86">
                <text:p>5.86</text:p>
                <draw:g>
                  <svg:desc>Hoja1.D23:Hoja1.D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18cm" svg:height="9.516cm" xlink:href=".." xlink:type="simple" chart:class="chart:bar" chart:style-name="ch1">
        <chart:legend chart:legend-position="end" svg:x="13.279cm" svg:y="4.21cm" style:legend-expansion="high" chart:style-name="ch2"/>
        <chart:plot-area chart:style-name="ch3" table:cell-range-address="Hoja1.B68:Hoja1.D82 Hoja1.C67:Hoja1.D67" chart:data-source-has-labels="both" svg:x="0.338cm" svg:y="0.19cm" svg:width="12.603cm" svg:height="9.136cm">
          <chartooo:coordinate-region svg:x="0.959cm" svg:y="0.39cm" svg:width="11.982cm" svg:height="8.289cm"/>
          <chart:axis chart:dimension="x" chart:name="primary-x" chart:style-name="ch4" chartooo:axis-type="auto">
            <chartooo:date-scale/>
            <chart:categories table:cell-range-address="Hoja1.B68:Hoja1.B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68:Hoja1.C82" chart:label-cell-address="Hoja1.C67:Hoja1.C67" chart:class="chart:bar">
            <chart:data-point chart:repeated="15"/>
          </chart:series>
          <chart:series chart:style-name="ch8" chart:values-cell-range-address="Hoja1.D68:Hoja1.D82" chart:label-cell-address="Hoja1.D67:Hoja1.D67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 tareas</text:p>
                <draw:g>
                  <svg:desc>Hoja1.C67:Hoja1.C67</svg:desc>
                </draw:g>
              </table:table-cell>
              <table:table-cell office:value-type="string">
                <text:p>Tareas cumplidas</text:p>
                <draw:g>
                  <svg:desc>Hoja1.D67:Hoja1.D6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68:Hoja1.B82</svg:desc>
                </draw:g>
              </table:table-cell>
              <table:table-cell office:value-type="float" office:value="5">
                <text:p>5</text:p>
                <draw:g>
                  <svg:desc>Hoja1.C68:Hoja1.C82</svg:desc>
                </draw:g>
              </table:table-cell>
              <table:table-cell office:value-type="float" office:value="0">
                <text:p>0</text:p>
                <draw:g>
                  <svg:desc>Hoja1.D68:Hoja1.D8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link-data-style-to-source="false" chart:data-label-number="value" chart:data-label-text="false" chart:data-label-symbol="false"/>
      <style:graphic-properties draw:stroke="none" draw:fill-color="#ff420e" fo:wrap-option="wrap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Hoja1.B68:Hoja1.B82 Hoja1.E67:Hoja1.E82" chart:data-source-has-labels="both" svg:x="0.32cm" svg:y="0.18cm" svg:width="15.36cm" svg:height="8.64cm">
          <chartooo:coordinate-region svg:x="1.127cm" svg:y="0.379cm" svg:width="14.553cm" svg:height="7.794cm"/>
          <chart:axis chart:dimension="x" chart:name="primary-x" chart:style-name="ch3" chartooo:axis-type="auto">
            <chartooo:date-scale/>
            <chart:categories table:cell-range-address="Hoja1.B68:Hoja1.B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E68:Hoja1.E82" chart:label-cell-address="Hoja1.E67:Hoja1.E67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Hoja1.E67:Hoja1.E6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68:Hoja1.B82</svg:desc>
                </draw:g>
              </table:table-cell>
              <table:table-cell office:value-type="float" office:value="NaN">
                <text:p>NaN</text:p>
                <draw:g>
                  <svg:desc>Hoja1.E68:Hoja1.E8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8.2608695652174">
                <text:p>78.260869565217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5.7142857142857">
                <text:p>35.7142857142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4000"/>
    </style:style>
    <style:style style:name="ch10" style:family="chart">
      <style:chart-properties chart:solid-type="cuboid"/>
      <style:graphic-properties draw:fill-color="#158466"/>
    </style:style>
    <style:style style:name="ch11" style:family="chart">
      <style:chart-properties chart:solid-type="cuboid"/>
      <style:graphic-properties draw:fill-color="#a1467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8.991cm" xlink:href=".." xlink:type="simple" chart:class="chart:bar" chart:style-name="ch1">
        <chart:plot-area chart:style-name="ch2" table:cell-range-address="Hoja1.B44:Hoja1.C58" chart:data-source-has-labels="column" svg:x="1.474cm" svg:y="0.179cm" svg:width="14.193cm" svg:height="7.508cm">
          <chartooo:coordinate-region svg:x="2.095cm" svg:y="0.378cm" svg:width="13.572cm" svg:height="6.662cm"/>
          <chart:axis chart:dimension="x" chart:name="primary-x" chart:style-name="ch3" chartooo:axis-type="auto">
            <chartooo:date-scale/>
            <chart:title svg:x="5.306cm" svg:y="7.866cm" chart:style-name="ch4">
              <text:p>Iteraciones en las diferentes fases</text:p>
            </chart:title>
            <chart:categories table:cell-range-address="Hoja1.B44:Hoja1.B58"/>
          </chart:axis>
          <chart:axis chart:dimension="y" chart:name="primary-y" chart:style-name="ch5">
            <chart:title svg:x="0.451cm" svg:y="5.61cm" chart:style-name="ch6">
              <text:p>Duración en días</text:p>
            </chart:title>
            <chart:grid chart:style-name="ch7" chart:class="major"/>
          </chart:axis>
          <chart:series chart:style-name="ch8" chart:values-cell-range-address="Hoja1.C44:Hoja1.C58" chart:class="chart:bar">
            <chart:data-point chart:style-name="ch9"/>
            <chart:data-point chart:style-name="ch10"/>
            <chart:data-point chart:repeated="10"/>
            <chart:data-point chart:style-name="ch11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44:Hoja1.B58</svg:desc>
                </draw:g>
              </table:table-cell>
              <table:table-cell office:value-type="float" office:value="18">
                <text:p>18</text:p>
                <draw:g>
                  <svg:desc>Hoja1.C44:Hoja1.C5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